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7.5pt" officeooo:rsid="00154ea3" officeooo:paragraph-rsid="00154ea3" style:font-size-asian="15.3000001907349pt" style:font-size-complex="17.5pt"/>
    </style:style>
    <style:style style:name="P2" style:family="paragraph" style:parent-style-name="Standard">
      <style:paragraph-properties fo:text-align="justify" style:justify-single-word="false"/>
      <style:text-properties fo:font-size="17.5pt" officeooo:rsid="00176cba" officeooo:paragraph-rsid="00176cba" style:font-size-asian="17.5pt" style:font-size-complex="17.5pt"/>
    </style:style>
    <style:style style:name="P3" style:family="paragraph" style:parent-style-name="Standard">
      <style:paragraph-properties fo:text-align="justify" style:justify-single-word="false"/>
      <style:text-properties fo:font-size="16pt" officeooo:rsid="0015bb1f" officeooo:paragraph-rsid="0015bb1f" style:font-size-asian="14pt" style:font-size-complex="16pt"/>
    </style:style>
    <style:style style:name="P4" style:family="paragraph" style:parent-style-name="Standard">
      <style:paragraph-properties fo:text-align="justify" style:justify-single-word="false"/>
      <style:text-properties fo:font-size="16pt" officeooo:rsid="00176cba" officeooo:paragraph-rsid="00176cba" style:font-size-asian="14pt" style:font-size-complex="16pt"/>
    </style:style>
    <style:style style:name="P5" style:family="paragraph" style:parent-style-name="Standard">
      <style:paragraph-properties fo:text-align="justify" style:justify-single-word="false"/>
      <style:text-properties fo:font-size="16pt" officeooo:rsid="00194a8a" officeooo:paragraph-rsid="00194a8a" style:font-size-asian="14pt" style:font-size-complex="16pt"/>
    </style:style>
    <style:style style:name="P6" style:family="paragraph" style:parent-style-name="Standard">
      <style:paragraph-properties fo:text-align="justify" style:justify-single-word="false"/>
      <style:text-properties fo:font-size="16pt" officeooo:rsid="001c5e35" officeooo:paragraph-rsid="00215c10" style:font-size-asian="14pt" style:font-size-complex="16pt"/>
    </style:style>
    <style:style style:name="P7" style:family="paragraph" style:parent-style-name="Standard">
      <style:paragraph-properties fo:text-align="justify" style:justify-single-word="false"/>
      <style:text-properties fo:font-size="16pt" officeooo:rsid="002197e2" officeooo:paragraph-rsid="002197e2" style:font-size-asian="14pt" style:font-size-complex="16pt"/>
    </style:style>
    <style:style style:name="P8" style:family="paragraph" style:parent-style-name="Standard">
      <style:paragraph-properties fo:text-align="justify" style:justify-single-word="false"/>
      <style:text-properties fo:font-size="17.5pt" officeooo:rsid="001ab303" officeooo:paragraph-rsid="001ab303" style:font-size-asian="15.3000001907349pt" style:font-size-complex="17.5pt"/>
    </style:style>
    <style:style style:name="P9" style:family="paragraph" style:parent-style-name="Header">
      <style:paragraph-properties fo:text-align="center" style:justify-single-word="false"/>
      <style:text-properties fo:font-size="20pt" officeooo:rsid="0000b077" officeooo:paragraph-rsid="00154ea3" style:font-size-asian="17.5pt" style:font-size-complex="20pt"/>
    </style:style>
    <style:style style:name="P10" style:family="paragraph" style:parent-style-name="Footer">
      <style:text-properties fo:font-size="14pt" officeooo:rsid="0000b077" officeooo:paragraph-rsid="001acc2b" style:font-size-asian="12.25pt" style:font-size-complex="14pt"/>
    </style:style>
    <style:style style:name="T1" style:family="text">
      <style:text-properties officeooo:rsid="00154ea3"/>
    </style:style>
    <style:style style:name="T2" style:family="text">
      <style:text-properties officeooo:rsid="00176cba"/>
    </style:style>
    <style:style style:name="T3" style:family="text">
      <style:text-properties officeooo:rsid="00194a8a"/>
    </style:style>
    <style:style style:name="T4" style:family="text">
      <style:text-properties officeooo:rsid="001959ea"/>
    </style:style>
    <style:style style:name="T5" style:family="text">
      <style:text-properties officeooo:rsid="001acc2b"/>
    </style:style>
    <style:style style:name="T6" style:family="text">
      <style:text-properties officeooo:rsid="001caafe"/>
    </style:style>
    <style:style style:name="T7" style:family="text">
      <style:text-properties officeooo:rsid="00215c10"/>
    </style:style>
    <style:style style:name="T8" style:family="text">
      <style:text-properties fo:font-size="17.5pt" officeooo:rsid="00215c10" style:font-size-asian="15.3000001907349pt" style:font-size-complex="17.5pt"/>
    </style:style>
    <style:style style:name="T9" style:family="text">
      <style:text-properties officeooo:rsid="002340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o paragrafo: Struttura e Metrica</text:p>
      <text:p text:style-name="P1"/>
      <text:p text:style-name="P3">Il testo è un sonetto secondo lo schema di rime ABBA ABBA, CDE CDE con assonanz<text:span text:style-name="T2">e</text:span> presenti <text:span text:style-name="T2">in </text:span>A <text:span text:style-name="T2">e </text:span>B <text:span text:style-name="T2">oltre che in</text:span> C <text:span text:style-name="T2">ed </text:span>E. <text:span text:style-name="T2">Il testo è composto da due quartine e da due terzine. Le quartine e le terzine sono composte interamente di endecasillabi.</text:span></text:p>
      <text:p text:style-name="P3"/>
      <text:p text:style-name="P2">Secondo paragrafo: <text:span text:style-name="T3">Analisi Stilistica</text:span></text:p>
      <text:p text:style-name="P4"/>
      <text:p text:style-name="P5">Nel sonetto sono presenti figure di uso comune per Cavalcanti. Troviamo allitterazioni della R come tra i versi 7 ed 8, riman – figura – segnoria – dolore ; o nei versi successivi continuando vertù – amor – presta – dardo – dentro – ritto – primo – tratto – tremando – riscosse – morto). Poi troviamo <text:s/>consonanze tra consonanti ( i primi versi , passate – destate), o consonanze tra vocali come tra tratto (verso 12) e manco (verso 14) . Notiamo un'anastrofe nel quarto verso “...<text:span text:style-name="T4">che sospirando distrugge Amore.” e nel decimo “...da' vostr' occhi gentil' presta si mosse”. Troviamo due metonimie in “passaste”, nel primo verso, che va a corrispondere <text:s/>a “trafiggeste” e “vertù”al nono verso, che ha il significato di “virtù”. Potremmo avere una sineddoche nel tredicesimo verso, con il termine anima Cavalcanti, quando parla del “..tremando si riscosse..” oltre ad essa potrebbe riferirsi alla mente, che compie la stessa medesima azione, visto che “riscosse” ha in questo caso il significato di destarsi e quindi svegliarsi, azione affine alla mente; mente che per altro desta già nel secondo verso del sonetto. Ovviamente con la metafora al verso 10, il poeta con gli “occhi gentil' ” non si riferisce agli occhi che non possono essere gentili ma all'anima che da essi traspare, ciò in piena coerenza con lo stile stilnovistico. </text:span></text:p>
      <text:p text:style-name="P5"/>
      <text:p text:style-name="P8">Terzo paragrafo: Tematiche e Contestualizzazione Storica</text:p>
      <text:p text:style-name="P8"><text:soft-page-break/></text:p>
      <text:p text:style-name="P6">In questa poesia lirica l'autore mostra quali ripercussioni abbia chi è sotto l'influenza di amore, tanto che la sola visione della donna amata reca dolore a Cavalcanti. Tant'è che parte già con un bel “passaste” (nel senso di “trapassaste”) “...'l core..” già dal primo verso. Continua dando ad amore la colpa dei suo mali: Amore che sospirando la distrugge → l'angosciosa vita mia. Nel quinto verso, incredibilmente ancora in vita*, prosegue con “E' vèn tagliando si sì gran valore...”; ovvero sottolinea l'avanzata di Amore che “taglia” → porta alla morte le sue povere* e deboli funzioni vitali, tanto da rimanere solamente fisico, perché internamente ormai i suoi spiriti/funzioni vitali ormai hanno ceduto. Non ancora morto* sottolinea come questa forza di Amore sia trasmessa dalla donna amata tramite il suo stupendo sguardo, “sparando”* su Cavalcanti come un cecchino potrebbe fare su un gruppo di bambini innocenti. <text:span text:style-name="T6">Finalmente in fin di vita* la nobile anima del nostro tormentato autore si accorge di essere stato colpito e perciò si sveglia, potendo solo</text:span> <text:span text:style-name="T6">constatare la distruzione della sua sede naturale. Cavalcanti rispetto ai suoi amici contemporanei anch'essi scrittori stilnovisti, quali per esempio Dante Alighieri, nelle sue opere (prevalentemente) i temi canone della letteratura stilnovista, prendono un'accezione negativa. La sua formazione filosofica si basa, oltre che sugli scritti cristiani e cristianizzati, anche su testi di Aristotele riguardo l'essere umano. Nel periodo di vita di Cavalcanti, la seconda metà del tredicesimo secolo, iniziano a vedere la luce le prime università di stampo laico, e tra queste quella di Bologna. Il cristianesimo filtrava il tipo di contenuti trasmessi dalla cultura antica; quelli che potevano essere affini al pensiero cristiano venivano cristianizzati. Il resto, ciò che non interessava o ciò che era controproducente alla dottrina cristiana non veniva tramandato, e quindi perduto. Averroè fu un grande traduttore arabo di Aristotele, che tradusse testi che non erano contemplati dalla dottrina cristiana, e tra questi tradusse anche il “Corpus Biologicum”, testo dove Aristotele espone la sua idea di essere umano. Questo testo </text:span><text:soft-page-break/><text:span text:style-name="T6">viene fornito anche alla università di Bologna (che del testo arabo fece una traduzione latina), dove trovo diffusione e da dove poteva diffondersi anche nel resto d'Italia e d'Europa. Così Cavalcanti ne venne a contatto e <text:s/>poté usufruirne. Aristotele ci identifica come anima e corpo, e l'anima a sua volta si divide in Intelletto mobile e Anima senziente. L'intelletto mobile è Ragione e Logos e quindi è riflesso del Logos divino, o come direbbe Aristotele del motore immobile che muove tutto (motore immobile che per inciso si può cristianizzare come Dio, ma i due differiscono sotto vari punti di vista). <text:s/>Quindi è ciò che permette a noi di poter essere definiti animali razionali → che fanno uso del proprio Logos. L'altra componente è l'Anima senziente che ci permette di percepire le emozioni. Ovvero ciò che non percepisce il nostro intelletto viene da essa percepito. In tutto ciò ci sono degli “spiriti funzionali” che oggi chiameremmo funzioni vitali, che permettono a noi la vita terrena, permettendoci di respirare, provvedono al battito cardiaco ed a tutta quella serie di funzioni involontarie che permettono al <text:s/>nostro organismo la vita. L'equilibrio tra Anima ed Intelletto fa si che questi spiriti facciano il loro lavoro permettendo al fisico di stare in salute. Per Cavalcanti, l'influenza di Amore è talmente distruttiva che si inserisce in questi delicati meccanismi. L'impatto emotivo dato dall'amore per la donna amata è talmente devastante che finisce per incrinare se non rompere del tutto l'equilibrio tra Anima ed Intelletto. Così l'Anima che si sarà lasciata sopraffare dai sentimenti sovrasterà anche l'Intelletto. Ciò comporta la destabilizzazione generale all'interno dell'uomo innamorato e quindi anche dei suoi spiriti funzionali, che non saranno più in grado di svolgere il loro compito, in parte o del tutto. La destabilizzazione emotiva porta anche l'innamorato ad una visione tragica della vita, con conseguenti manifestazioni di sofferenza e tristezza. Tutto ciò alla fine porta al decesso dell'amante. Quindi avendo questa visione, Cavalcanti vede in modo sofferente sia la figura della donna-angelo, che normalmente nella visione stilnovista porta invece la salvezza, dell'Amore e di tutto ciò ad esso correlato, mutando lo stilnovismo nello stilnovismo </text:span><text:soft-page-break/><text:span text:style-name="T6">tragico del nostro autore.</text:span></text:p>
      <text:p text:style-name="P6"/>
      <text:p text:style-name="P6"><text:span text:style-name="T8">Quarto paragrafo: Interpretazione del Testo</text:span></text:p>
      <text:p text:style-name="P6"><text:span text:style-name="T8"/></text:p>
      <text:p text:style-name="P6"><text:span text:style-name="T7">È possibile evidenziare nel testo più fasi, come se stessimo prendendo in esame un racconto, che in questo caso potremmo correlare alla vita di Cavalcanti.</text:span></text:p>
      <text:p text:style-name="P6"/>
      <text:p text:style-name="P6"><text:span text:style-name="T7">- La prima fase composta dalla prima quartina. È quella nel quale l'autore si trova in realtà impreparato alla visione della donna amata (che qui viene trasformata in arma di Amore), li dove gli viene “sparato”, potremmo dire, il primo colpo. <text:s/>E qui Cavalcanti si rende conto che è l'inizio della fine, ma ancora resiste; e riconosce il suo nemico, che poi tanto nemico non è visto che gli lascia sempre le porte aperte*, l'Amore.</text:span></text:p>
      <text:p text:style-name="P6"/>
      <text:p text:style-name="P6">- <text:span text:style-name="T7">La seconda fase, compresa tra la seconda quartina e la prima terzina, è la fase nella quale Amore ricorre a tutta la sua forza per colpire Cavalcanti, che in questa fase subisce i colpi più duri. Tanto è che qui l'autore sottolinea come pian piano lui stia perdendo le forze e la superiorità di Amore rispetto alla sua resistenza.</text:span></text:p>
      <text:p text:style-name="P6"/>
      <text:p text:style-name="P6">- <text:span text:style-name="T7">La terza fase, composta dall'ultima terzina. Siamo giunti alla fine ed adesso l'anima di Cavalcanti si sveglia dal torpore creatosi dalle emozioni e si accorge che è finita. Amore lancia l'ultimo dardo contro l'autore, uccidendolo. Ed ovviamente l'Anima non può venire in soccorso a Cavalcanti, semplicemente perché si è resa conto troppo tardi che il nostro autore non è sopravvissuto contro Amore.</text:span></text:p>
      <text:p text:style-name="P6"/>
      <text:p text:style-name="P7">Quindi in quest'ottica potremmo immaginarci il testo come del resoconto di una battaglia persa in partenza. Cavalcanti sa che non può vincere <text:soft-page-break/>contro Amore, ma tenta comunque la sorte. Così si rivolge verso lo sguardo della donna amata, dando il via al conflitto. Ovviamente per quanto Cavalcanti tenti di resistere, i colpi del suo nemico, la superiore forza di quest'ultimo lo sopraffà, portando il nostro stilnovista irrimediabilmente ed inevitabilmente alla sua morte. Diciamo che nel fare ciò Cavalcanti si è voluto suicidare, secondo la logica del “vado verso ciò che mi piace, perché mi piace, anche se sono consapevole che è male o che mi arrecherà comunque danno, solo perché mi pi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00b077" officeooo:paragraph-rsid="00154ea3" style:font-size-asian="17.5pt" style:font-size-complex="20pt"/>
    </style:style>
    <style:style style:name="MP2" style:family="paragraph" style:parent-style-name="Footer">
      <style:text-properties fo:font-size="14pt" officeooo:rsid="0000b077" officeooo:paragraph-rsid="001acc2b" style:font-size-asian="12.25pt" style:font-size-complex="14pt"/>
    </style:style>
    <style:style style:name="MT1" style:family="text">
      <style:text-properties officeooo:rsid="00154ea3"/>
    </style:style>
    <style:style style:name="MT2" style:family="text">
      <style:text-properties officeooo:rsid="0023403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nalisi del testo di “<text:span text:style-name="MT1">Voi che per li occhi mi passaste 'l core</text:span>” di Guido Cavalcanti</text:p>
      </style:header>
      <style:footer>
        <text:p text:style-name="MP2">Autore: Francesco Bonanno (aka mibofra aka Eli). Testo rilasciato sotto licenza Creative Commons (CC0 1.0 Universal). Versione <text:span text:style-name="MT2">1rc1. *Si prega di scusare all'autore i giochi di parole, e gli inserimenti di ciò che magari non dovrebbe far parte del testo, ma viene inserito al semplice scopo di trasmettere lo stato d'animo di chi scrive (come smiles e simil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15:52:52.787295562</meta:creation-date>
    <dc:date>2014-10-20T13:53:16.497643449</dc:date>
    <meta:editing-duration>PT1H42M46S</meta:editing-duration>
    <meta:editing-cycles>4</meta:editing-cycles>
    <meta:generator>LibreOffice/4.2.1.1$Linux_x86 LibreOffice_project/420m0$Build-1</meta:generator>
    <meta:document-statistic meta:table-count="0" meta:image-count="0" meta:object-count="0" meta:page-count="5" meta:paragraph-count="14" meta:word-count="1375" meta:character-count="8719" meta:non-whitespace-character-count="7336"/>
  </office:meta>
</office:document-meta>
</file>